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ffffff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7cm" svg:height="1.1cm" svg:x="9.9cm" svg:y="9.1cm">
          <text:p text:style-name="P1"><text:span text:style-name="T1">No hay mas avion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1.1cm" svg:x="2cm" svg:y="11.7cm">
          <text:p text:style-name="P1"><text:span text:style-name="T1">Se obtuvo av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1.1cm" svg:x="8cm" svg:y="11.7cm">
          <text:p text:style-name="P1"><text:span text:style-name="T1">¿Hay otro avion?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cm" svg:height="1.1cm" svg:x="9.5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3cm" svg:height="2.1cm" svg:x="4.2cm" svg:y="4.8cm">
          <text:p text:style-name="P1"><text:span text:style-name="T2">Iniciar Controladores</text:span></text:p>
          <text:p text:style-name="P1"><text:span text:style-name="T2">Y Fif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7cm" svg:height="1.9cm" svg:x="4.5cm" svg:y="14.1cm">
          <text:p text:style-name="P1"><text:span text:style-name="T2">Asignar avion a </text:span></text:p>
          <text:p text:style-name="P1"><text:span text:style-name="T2">un controlad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cm" svg:height="1.9cm" svg:x="4.3cm" svg:y="9cm">
          <text:p text:style-name="P1"><text:span text:style-name="T2">Obtener Avion de</text:span></text:p>
          <text:p text:style-name="P1"><text:span text:style-name="T2">Cola de Priorid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3cm" svg:height="1.1cm" svg:x="15.1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1.7cm" svg:y1="5.8cm" svg:x2="9.5cm" svg:y2="5.8cm">
          <text:p/>
        </draw:line>
        <draw:line draw:style-name="gr5" draw:text-style-name="P1" draw:layer="layout" svg:x1="8.1cm" svg:y1="10.753cm" svg:x2="8.1cm" svg:y2="14.253cm">
          <text:p/>
        </draw:line>
        <draw:line draw:style-name="gr5" draw:text-style-name="P1" draw:layer="layout" svg:x1="9.3cm" svg:y1="9.9cm" svg:x2="15.1cm" svg:y2="9.9cm">
          <text:p/>
        </draw:line>
        <draw:custom-shape draw:style-name="gr3" draw:text-style-name="P3" draw:layer="layout" svg:width="4.4cm" svg:height="1.9cm" svg:x="11.7cm" svg:y="4.8cm">
          <text:p text:style-name="P1"><text:span text:style-name="T2">Obtener recurs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8cm" svg:y1="6.9cm" svg:x2="6.8cm" svg:y2="9cm">
          <text:p/>
        </draw:line>
        <draw:line draw:style-name="gr5" draw:text-style-name="P1" draw:layer="layout" svg:x1="5.6cm" svg:y1="14.2cm" svg:x2="5.5cm" svg:y2="10.8cm">
          <text:p/>
        </draw:line>
        <draw:line draw:style-name="gr5" draw:text-style-name="P1" draw:layer="layout" svg:x1="10.7cm" svg:y1="2.4cm" svg:x2="13.4cm" svg:y2="4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cm" fo:page-height="18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 </meta:initial-creator>
    <meta:creation-date>2013-10-31T23:59:41.392996501</meta:creation-date>
    <dc:date>2013-11-01T00:13:28.279626476</dc:date>
    <dc:creator>migue </dc:creator>
    <meta:editing-duration>PT48S</meta:editing-duration>
    <meta:editing-cycles>2</meta:editing-cycles>
    <meta:generator>LibreOffice/4.1.2.3$Linux_X86_64 LibreOffice_project/410m0$Build-3</meta:generator>
    <meta:document-statistic meta:object-count="15"/>
  </office:meta>
</office:document-meta>
</file>